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fo:text-align="center" style:justify-single-word="false"/>
      <style:text-properties officeooo:paragraph-rsid="0008733f"/>
    </style:style>
    <style:style style:name="P2" style:family="paragraph" style:parent-style-name="Heading_20_3">
      <style:paragraph-properties fo:line-height="115%"/>
    </style:style>
    <style:style style:name="P3" style:family="paragraph" style:parent-style-name="Heading_20_2">
      <style:text-properties officeooo:paragraph-rsid="0008733f"/>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Standard">
      <style:paragraph-properties fo:line-height="115%" fo:text-align="center" style:justify-single-word="false"/>
      <style:text-properties officeooo:paragraph-rsid="0008733f"/>
    </style:style>
    <style:style style:name="P8" style:family="paragraph" style:parent-style-name="Standard">
      <style:paragraph-properties fo:line-height="115%"/>
      <style:text-properties officeooo:paragraph-rsid="0008733f"/>
    </style:style>
    <style:style style:name="P9" style:family="paragraph" style:parent-style-name="Standard">
      <style:paragraph-properties fo:line-height="115%" fo:text-align="center" style:justify-single-word="false"/>
      <style:text-properties fo:color="#538135" loext:opacity="100%" officeooo:rsid="0008733f" officeooo:paragraph-rsid="0008733f">
        <loext:char-complex-color loext:theme-type="accent6" loext:color-type="theme">
          <loext:transformation loext:type="shade" loext:value="2509"/>
        </loext:char-complex-color>
      </style:text-properties>
    </style:style>
    <style:style style:name="P10" style:family="paragraph" style:parent-style-name="Standard">
      <style:text-properties officeooo:rsid="000ad119" officeooo:paragraph-rsid="0008733f"/>
    </style:style>
    <style:style style:name="P11" style:family="paragraph" style:parent-style-name="Standard">
      <style:text-properties officeooo:paragraph-rsid="0008733f"/>
    </style:style>
    <style:style style:name="P12" style:family="paragraph" style:parent-style-name="Standard">
      <style:paragraph-properties fo:text-align="end" style:justify-single-word="false"/>
      <style:text-properties officeooo:paragraph-rsid="0008733f"/>
    </style:style>
    <style:style style:name="P13" style:family="paragraph" style:parent-style-name="Text_20_body">
      <style:paragraph-properties fo:margin-top="0.101cm" fo:margin-bottom="0.347cm" style:contextual-spacing="false" fo:line-height="115%"/>
      <style:text-properties officeooo:paragraph-rsid="000ad119"/>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Text_20_body" style:list-style-name="L32"/>
    <style:style style:name="P46" style:family="paragraph" style:parent-style-name="Text_20_body" style:list-style-name="L33"/>
    <style:style style:name="P47" style:family="paragraph" style:parent-style-name="Text_20_body" style:list-style-name="L34"/>
    <style:style style:name="P48" style:family="paragraph" style:parent-style-name="Text_20_body" style:list-style-name="L35"/>
    <style:style style:name="P49" style:family="paragraph" style:parent-style-name="Text_20_body" style:list-style-name="L36"/>
    <style:style style:name="P50" style:family="paragraph" style:parent-style-name="Text_20_body" style:list-style-name="L37"/>
    <style:style style:name="P51" style:family="paragraph" style:parent-style-name="Text_20_body" style:list-style-name="L38"/>
    <style:style style:name="T1" style:family="text">
      <style:text-properties fo:color="#538135" loext:opacity="100%" officeooo:rsid="0008733f">
        <loext:char-complex-color loext:theme-type="accent6" loext:color-type="theme">
          <loext:transformation loext:type="shade" loext:value="2509"/>
        </loext:char-complex-color>
      </style:text-properties>
    </style:style>
    <style:style style:name="T2" style:family="text">
      <style:text-properties officeooo:rsid="0008733f"/>
    </style:style>
    <style:style style:name="T3" style:family="text">
      <style:text-properties fo:font-size="13pt" style:font-size-asian="13pt" style:font-size-complex="13pt"/>
    </style:style>
    <style:style style:name="T4" style:family="text">
      <style:text-properties fo:font-size="13pt" fo:font-weight="bold" officeooo:rsid="000ad119" style:font-size-asian="13pt" style:font-weight-asian="bold" style:font-size-complex="13pt" style:font-weight-complex="bold"/>
    </style:style>
    <style:style style:name="T5" style:family="text">
      <style:text-properties officeooo:rsid="0010d769"/>
    </style:style>
    <style:style style:name="T6" style:family="text">
      <style:text-properties fo:background-color="#ffff00" loext:char-shading-value="0"/>
    </style:style>
    <style:style style:name="T7" style:family="text">
      <style:text-properties fo:background-color="#ffff00" loext:char-shading-value="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Book_20_Title"/></text:p>
      <text:p text:style-name="P1"><text:bookmark-start text:name="_Toc32579093"/><text:bookmark-start text:name="_Toc32579069"/><text:span text:style-name="Book_20_Title">University of Plymouth</text:span><text:bookmark-end text:name="_Toc32579093"/><text:bookmark-end text:name="_Toc32579069"/></text:p>
      <text:p text:style-name="P1"><text:span text:style-name="Book_20_Title"/></text:p>
      <text:p text:style-name="P1"><text:span text:style-name="Intense_20_Reference">School of Engineering,</text:span></text:p>
      <text:p text:style-name="P1"><text:span text:style-name="Intense_20_Reference">Computing, and Mathematics</text:span><field:fieldmark-start text:name="Bookmark" field:type="vnd.oasis.opendocument.field.UNHANDLED"><field:param field:name="vnd.oasis.opendocument.field.code" field:value="PRIVATE"/><field:param field:name="vnd.oasis.opendocument.field.id" field:value="77"/></field:fieldmark-start><field:fieldmark-separator/><field:fieldmark-end/></text:p>
      <text:p text:style-name="P1"><text:span text:style-name="Intense_20_Reference"/></text:p>
      <text:p text:style-name="P1"><text:span text:style-name="Intense_20_Reference">COMP3000</text:span></text:p>
      <text:p text:style-name="P1"><text:span text:style-name="Intense_20_Reference">Computing Project</text:span></text:p>
      <text:p text:style-name="P1"><text:span text:style-name="Intense_20_Reference">202</text:span><text:span text:style-name="Intense_20_Reference"><text:span text:style-name="T2">5</text:span></text:span><text:span text:style-name="Intense_20_Reference">/202</text:span><text:span text:style-name="Intense_20_Reference"><text:span text:style-name="T2">6</text:span></text:span></text:p>
      <text:p text:style-name="P1"><text:span text:style-name="Intense_20_Reference"><text:span text:style-name="T1"/></text:span></text:p>
      <text:p text:style-name="P1"><text:span text:style-name="Intense_20_Reference"><text:span text:style-name="T1">Job Pilot</text:span></text:span></text:p>
      <text:p text:style-name="P1"><text:span text:style-name="T1"/></text:p>
      <text:p text:style-name="P1"><text:span text:style-name="T1"/></text:p>
      <text:p text:style-name="P9">Jack S Goodman</text:p>
      <text:p text:style-name="P1"><text:span text:style-name="T1"/></text:p>
      <text:p text:style-name="P1"><text:span text:style-name="T1"/></text:p>
      <text:p text:style-name="P9">10840982</text:p>
      <text:p text:style-name="P1"/>
      <text:p text:style-name="P1"/>
      <text:p text:style-name="P1"><text:bookmark-start text:name="_Toc32478402"/><text:bookmark-start text:name="_Toc32579095"/><text:bookmark-start text:name="_Toc32579071"/><text:bookmark-start text:name="_Toc32481965"/>BSc (Hons) <text:bookmark-end text:name="_Toc32478402"/><text:bookmark-end text:name="_Toc32579095"/><text:bookmark-end text:name="_Toc32579071"/><text:bookmark-end text:name="_Toc32481965"/><text:span text:style-name="T1">Computer Science (3429) </text:span></text:p>
      <text:p text:style-name="P8"><text:span text:style-name="Book_20_Title"/></text:p>
      <text:p text:style-name="P10"/>
      <text:p text:style-name="P10"><text:bookmark text:name="__RefHeading___Toc1001_900516027 Copy 2"/></text:p>
      <text:h text:style-name="P2" text:outline-level="3"><text:bookmark-start text:name="__RefHeading___Toc2188_900516027"/><text:soft-page-break/><text:span text:style-name="Book_20_Title"><text:span text:style-name="T3">Abstract </text:span></text:span><text:bookmark-end text:name="__RefHeading___Toc2188_900516027"/></text:h>
      <text:h text:style-name="P2" text:outline-level="3"><text:bookmark-start text:name="__RefHeading___Toc2190_900516027"/><text:span text:style-name="Book_20_Title"><text:span text:style-name="T3">Word Count</text:span></text:span><text:bookmark-end text:name="__RefHeading___Toc2190_900516027"/></text:h>
      <text:h text:style-name="P2" text:outline-level="3"><text:bookmark-start text:name="__RefHeading___Toc2192_900516027"/><text:span text:style-name="Book_20_Title"><text:span text:style-name="T3">Link to GitHub repository:</text:span></text:span><text:bookmark-end text:name="__RefHeading___Toc2192_900516027"/></text:h>
      <text:p text:style-name="P13"><text:span text:style-name="Book_20_Title"><text:span text:style-name="T4">Acknowledgements</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2188_900516027" text:style-name="Index_20_Link" text:visited-style-name="Index_20_Link">Abstract<text:tab/>2</text:a></text:p>
          <text:p text:style-name="P5"><text:a xlink:type="simple" xlink:href="#__RefHeading___Toc2190_900516027" text:style-name="Index_20_Link" text:visited-style-name="Index_20_Link">Word Count<text:tab/>2</text:a></text:p>
          <text:p text:style-name="P5"><text:a xlink:type="simple" xlink:href="#__RefHeading___Toc2192_900516027" text:style-name="Index_20_Link" text:visited-style-name="Index_20_Link">Link to GitHub repository:<text:tab/>2</text:a></text:p>
          <text:p text:style-name="P4"><text:a xlink:type="simple" xlink:href="#__RefHeading___Toc1001_900516027" text:style-name="Index_20_Link" text:visited-style-name="Index_20_Link">1. Introduction (800–1,000 words | ~10%)<text:tab/>3</text:a></text:p>
          <text:p text:style-name="P5"><text:a xlink:type="simple" xlink:href="#__RefHeading___Toc1003_900516027" text:style-name="Index_20_Link" text:visited-style-name="Index_20_Link">1.1 Background (300–400)<text:tab/>3</text:a></text:p>
          <text:p text:style-name="P5"><text:a xlink:type="simple" xlink:href="#__RefHeading___Toc1005_900516027" text:style-name="Index_20_Link" text:visited-style-name="Index_20_Link">1.2 Aims and Objectives (250–300)<text:tab/>3</text:a></text:p>
          <text:p text:style-name="P5"><text:a xlink:type="simple" xlink:href="#__RefHeading___Toc1007_900516027" text:style-name="Index_20_Link" text:visited-style-name="Index_20_Link">1.3 Deliverables (150–200)<text:tab/>3</text:a></text:p>
          <text:p text:style-name="P5"><text:a xlink:type="simple" xlink:href="#__RefHeading___Toc1009_900516027" text:style-name="Index_20_Link" text:visited-style-name="Index_20_Link">1.4 Report Overview (100–150)<text:tab/>3</text:a></text:p>
          <text:p text:style-name="P6"><text:a xlink:type="simple" xlink:href="#__RefHeading___Toc1011_900516027" text:style-name="Index_20_Link" text:visited-style-name="Index_20_Link">2. Literature Review / Technology Justification (1,500–1,800 words | ~18%)<text:tab/>3</text:a></text:p>
          <text:p text:style-name="P4"><text:a xlink:type="simple" xlink:href="#__RefHeading___Toc2207_900516027" text:style-name="Index_20_Link" text:visited-style-name="Index_20_Link">2.1 Architectural Paradigms<text:tab/>4</text:a></text:p>
          <text:p text:style-name="P5"><text:a xlink:type="simple" xlink:href="#__RefHeading___Toc2209_900516027" text:style-name="Index_20_Link" text:visited-style-name="Index_20_Link">2.1.1 Layered Monolithic Architecture<text:tab/>4</text:a></text:p>
          <text:p text:style-name="P5"><text:a xlink:type="simple" xlink:href="#__RefHeading___Toc2211_900516027" text:style-name="Index_20_Link" text:visited-style-name="Index_20_Link">2.1.2 Microservices Architecture<text:tab/>4</text:a></text:p>
          <text:p text:style-name="P5"><text:a xlink:type="simple" xlink:href="#__RefHeading___Toc2213_900516027" text:style-name="Index_20_Link" text:visited-style-name="Index_20_Link">2.1.3 Serverless Architecture<text:tab/>5</text:a></text:p>
          <text:p text:style-name="P5"><text:a xlink:type="simple" xlink:href="#__RefHeading___Toc1015_900516027" text:style-name="Index_20_Link" text:visited-style-name="Index_20_Link">2.2 Frontend Framework Justification<text:tab/>5</text:a></text:p>
          <text:p text:style-name="P5"><text:a xlink:type="simple" xlink:href="#__RefHeading___Toc1017_900516027" text:style-name="Index_20_Link" text:visited-style-name="Index_20_Link">2.3 Backend &amp; API Layer<text:tab/>5</text:a></text:p>
          <text:p text:style-name="P5"><text:a xlink:type="simple" xlink:href="#__RefHeading___Toc1019_900516027" text:style-name="Index_20_Link" text:visited-style-name="Index_20_Link">2.4 Database Choice<text:tab/>5</text:a></text:p>
          <text:p text:style-name="P5"><text:a xlink:type="simple" xlink:href="#__RefHeading___Toc1021_900516027" text:style-name="Index_20_Link" text:visited-style-name="Index_20_Link">2.5 DevOps / Deployment Strategy<text:tab/>5</text:a></text:p>
          <text:p text:style-name="P5"><text:a xlink:type="simple" xlink:href="#__RefHeading___Toc1023_900516027" text:style-name="Index_20_Link" text:visited-style-name="Index_20_Link">2.6 Related / Existing Systems<text:tab/>6</text:a></text:p>
          <text:p text:style-name="P6"><text:a xlink:type="simple" xlink:href="#__RefHeading___Toc1025_900516027" text:style-name="Index_20_Link" text:visited-style-name="Index_20_Link">3. Methodology &amp; Project Management (900–1,100 words | ~10–12%)<text:tab/>6</text:a></text:p>
          <text:p text:style-name="P5"><text:a xlink:type="simple" xlink:href="#__RefHeading___Toc1027_900516027" text:style-name="Index_20_Link" text:visited-style-name="Index_20_Link">3.1 Development Methodology<text:tab/>6</text:a></text:p>
          <text:p text:style-name="P5"><text:a xlink:type="simple" xlink:href="#__RefHeading___Toc1029_900516027" text:style-name="Index_20_Link" text:visited-style-name="Index_20_Link">3.2 Tools &amp; Workflow<text:tab/>6</text:a></text:p>
          <text:p text:style-name="P5"><text:a xlink:type="simple" xlink:href="#__RefHeading___Toc1031_900516027" text:style-name="Index_20_Link" text:visited-style-name="Index_20_Link">3.3 Risk Management<text:tab/>6</text:a></text:p>
          <text:p text:style-name="P5"><text:a xlink:type="simple" xlink:href="#__RefHeading___Toc1033_900516027" text:style-name="Index_20_Link" text:visited-style-name="Index_20_Link">3.4 Legal, Ethical, Professional Issues<text:tab/>6</text:a></text:p>
          <text:p text:style-name="P4"><text:a xlink:type="simple" xlink:href="#__RefHeading___Toc1035_900516027" text:style-name="Index_20_Link" text:visited-style-name="Index_20_Link">4. Requirements Engineering (900–1,200 words | ~12%)<text:tab/>6</text:a></text:p>
          <text:p text:style-name="P5"><text:a xlink:type="simple" xlink:href="#__RefHeading___Toc1037_900516027" text:style-name="Index_20_Link" text:visited-style-name="Index_20_Link">4.1 Functional Requirements<text:tab/>6</text:a></text:p>
          <text:p text:style-name="P5"><text:a xlink:type="simple" xlink:href="#__RefHeading___Toc1039_900516027" text:style-name="Index_20_Link" text:visited-style-name="Index_20_Link">4.2 Non-Functional Requirements<text:tab/>7</text:a></text:p>
          <text:p text:style-name="P5"><text:a xlink:type="simple" xlink:href="#__RefHeading___Toc1041_900516027" text:style-name="Index_20_Link" text:visited-style-name="Index_20_Link">4.3 User Stories<text:tab/>7</text:a></text:p>
          <text:p text:style-name="P4"><text:a xlink:type="simple" xlink:href="#__RefHeading___Toc1043_900516027" text:style-name="Index_20_Link" text:visited-style-name="Index_20_Link">5. System Architecture &amp; Design (1,400–1,800 words | ~18%)<text:tab/>7</text:a></text:p>
          <text:p text:style-name="P5"><text:a xlink:type="simple" xlink:href="#__RefHeading___Toc1045_900516027" text:style-name="Index_20_Link" text:visited-style-name="Index_20_Link">5.1 High-Level Architecture<text:tab/>7</text:a></text:p>
          <text:p text:style-name="P5"><text:a xlink:type="simple" xlink:href="#__RefHeading___Toc1047_900516027" text:style-name="Index_20_Link" text:visited-style-name="Index_20_Link">5.2 Backend Architecture<text:tab/>7</text:a></text:p>
          <text:p text:style-name="P5"><text:a xlink:type="simple" xlink:href="#__RefHeading___Toc1049_900516027" text:style-name="Index_20_Link" text:visited-style-name="Index_20_Link">5.3 Database Design<text:tab/>7</text:a></text:p>
          <text:p text:style-name="P5"><text:a xlink:type="simple" xlink:href="#__RefHeading___Toc1051_900516027" text:style-name="Index_20_Link" text:visited-style-name="Index_20_Link">5.4 Frontend Architecture<text:tab/>7</text:a></text:p>
          <text:p text:style-name="P5"><text:a xlink:type="simple" xlink:href="#__RefHeading___Toc1053_900516027" text:style-name="Index_20_Link" text:visited-style-name="Index_20_Link">5.5 Design Decisions &amp; Trade-offs<text:tab/>8</text:a></text:p>
          <text:p text:style-name="P4"><text:a xlink:type="simple" xlink:href="#__RefHeading___Toc1055_900516027" text:style-name="Index_20_Link" text:visited-style-name="Index_20_Link">6. Implementation (Core Development Work) (2,000–2,400 words | ~22–25%)<text:tab/>8</text:a></text:p>
          <text:p text:style-name="P5"><text:a xlink:type="simple" xlink:href="#__RefHeading___Toc1057_900516027" text:style-name="Index_20_Link" text:visited-style-name="Index_20_Link">6.1 Authentication &amp; Authorisation<text:tab/>8</text:a></text:p>
          <text:p text:style-name="P5"><text:a xlink:type="simple" xlink:href="#__RefHeading___Toc1059_900516027" text:style-name="Index_20_Link" text:visited-style-name="Index_20_Link">6.2 Core Domain Logic<text:tab/>8</text:a></text:p>
          <text:p text:style-name="P5"><text:a xlink:type="simple" xlink:href="#__RefHeading___Toc1061_900516027" text:style-name="Index_20_Link" text:visited-style-name="Index_20_Link">6.3 Frontend Features<text:tab/>8</text:a></text:p>
          <text:p text:style-name="P5"><text:a xlink:type="simple" xlink:href="#__RefHeading___Toc1063_900516027" text:style-name="Index_20_Link" text:visited-style-name="Index_20_Link">6.4 Integration with External APIs<text:tab/>8</text:a></text:p>
          <text:p text:style-name="P5"><text:a xlink:type="simple" xlink:href="#__RefHeading___Toc1065_900516027" text:style-name="Index_20_Link" text:visited-style-name="Index_20_Link">6.5 DevOps &amp; Deployment<text:tab/>8</text:a></text:p>
          <text:p text:style-name="P4"><text:a xlink:type="simple" xlink:href="#__RefHeading___Toc1067_900516027" text:style-name="Index_20_Link" text:visited-style-name="Index_20_Link">7. Testing &amp; Validation (900–1,200 words | ~10–12%)<text:tab/>9</text:a></text:p>
          <text:p text:style-name="P5"><text:a xlink:type="simple" xlink:href="#__RefHeading___Toc1069_900516027" text:style-name="Index_20_Link" text:visited-style-name="Index_20_Link">7.1 Testing Strategy<text:tab/>9</text:a></text:p>
          <text:p text:style-name="P5"><text:a xlink:type="simple" xlink:href="#__RefHeading___Toc1071_900516027" text:style-name="Index_20_Link" text:visited-style-name="Index_20_Link"><text:soft-page-break/>7.2 Automated Testing<text:tab/>9</text:a></text:p>
          <text:p text:style-name="P5"><text:a xlink:type="simple" xlink:href="#__RefHeading___Toc1073_900516027" text:style-name="Index_20_Link" text:visited-style-name="Index_20_Link">7.3 Performance Testing<text:tab/>9</text:a></text:p>
          <text:p text:style-name="P5"><text:a xlink:type="simple" xlink:href="#__RefHeading___Toc1075_900516027" text:style-name="Index_20_Link" text:visited-style-name="Index_20_Link">7.4 Security Testing<text:tab/>9</text:a></text:p>
          <text:p text:style-name="P5"><text:a xlink:type="simple" xlink:href="#__RefHeading___Toc1077_900516027" text:style-name="Index_20_Link" text:visited-style-name="Index_20_Link">7.5 User Testing / Evaluation<text:tab/>9</text:a></text:p>
          <text:p text:style-name="P4"><text:a xlink:type="simple" xlink:href="#__RefHeading___Toc1079_900516027" text:style-name="Index_20_Link" text:visited-style-name="Index_20_Link">8. Evaluation &amp; Critical Reflection (900–1,200 words | ~10–12%)<text:tab/>9</text:a></text:p>
          <text:p text:style-name="P5"><text:a xlink:type="simple" xlink:href="#__RefHeading___Toc1081_900516027" text:style-name="Index_20_Link" text:visited-style-name="Index_20_Link">8.1 Requirement Fulfilment<text:tab/>9</text:a></text:p>
          <text:p text:style-name="P5"><text:a xlink:type="simple" xlink:href="#__RefHeading___Toc1083_900516027" text:style-name="Index_20_Link" text:visited-style-name="Index_20_Link">8.2 Technical Evaluation<text:tab/>9</text:a></text:p>
          <text:p text:style-name="P5"><text:a xlink:type="simple" xlink:href="#__RefHeading___Toc1085_900516027" text:style-name="Index_20_Link" text:visited-style-name="Index_20_Link">8.3 What Went Well<text:tab/>10</text:a></text:p>
          <text:p text:style-name="P5"><text:a xlink:type="simple" xlink:href="#__RefHeading___Toc1087_900516027" text:style-name="Index_20_Link" text:visited-style-name="Index_20_Link">8.4 Limitations<text:tab/>10</text:a></text:p>
          <text:p text:style-name="P5"><text:a xlink:type="simple" xlink:href="#__RefHeading___Toc1089_900516027" text:style-name="Index_20_Link" text:visited-style-name="Index_20_Link">8.5 Future Improvements<text:tab/>10</text:a></text:p>
          <text:p text:style-name="P4"><text:a xlink:type="simple" xlink:href="#__RefHeading___Toc1091_900516027" text:style-name="Index_20_Link" text:visited-style-name="Index_20_Link">9. Conclusion (300–500 words | ~4%)<text:tab/>10</text:a></text:p>
        </text:index-body>
      </text:table-of-content>
      <text:p text:style-name="P11"/>
      <text:p text:style-name="P11"/>
      <text:p text:style-name="P11"/>
      <text:p text:style-name="P11"/>
      <text:p text:style-name="P12"/>
      <text:h text:style-name="P3" text:outline-level="2" text:is-list-header="true"><text:bookmark-start text:name="__RefHeading___Toc1001_900516027"/>1. Introduction (800–1,000 words | ~10%)<text:bookmark-end text:name="__RefHeading___Toc1001_900516027"/></text:h>
      <text:p text:style-name="Text_20_body"><text:span text:style-name="Strong_20_Emphasis">Purpose:</text:span> Contextualise and frame the problem.</text:p>
      <text:h text:style-name="Heading_20_3" text:outline-level="3"><text:bookmark-start text:name="__RefHeading___Toc1003_900516027"/>1.1 Background (300–400)<text:bookmark-end text:name="__RefHeading___Toc1003_900516027"/></text:h>
      <text:list text:style-name="L1">
        <text:list-item>
          <text:p text:style-name="P14">Domain context</text:p>
        </text:list-item>
        <text:list-item>
          <text:p text:style-name="P14">Problem space</text:p>
        </text:list-item>
        <text:list-item>
          <text:p text:style-name="P14">Why this problem matters (industry, users, technical gap)</text:p>
        </text:list-item>
      </text:list>
      <text:h text:style-name="Heading_20_3" text:outline-level="3" text:is-list-header="true"><text:bookmark-start text:name="__RefHeading___Toc1005_900516027"/>1.2 Aims and Objectives (250–300)<text:bookmark-end text:name="__RefHeading___Toc1005_900516027"/></text:h>
      <text:list text:style-name="L2">
        <text:list-item>
          <text:p text:style-name="P15">Clear measurable objectives</text:p>
        </text:list-item>
        <text:list-item>
          <text:p text:style-name="P15">Platform scope (Web, Mobile, API, etc.)</text:p>
        </text:list-item>
        <text:list-item>
          <text:p text:style-name="P15">Non-functional ambitions (performance, security, scalability)</text:p>
        </text:list-item>
      </text:list>
      <text:h text:style-name="Heading_20_3" text:outline-level="3" text:is-list-header="true"><text:bookmark-start text:name="__RefHeading___Toc1007_900516027"/>1.3 Deliverables (150–200)<text:bookmark-end text:name="__RefHeading___Toc1007_900516027"/></text:h>
      <text:list text:style-name="L3">
        <text:list-item>
          <text:p text:style-name="P16">Software artefacts</text:p>
        </text:list-item>
        <text:list-item>
          <text:p text:style-name="P16">Documentation</text:p>
        </text:list-item>
        <text:list-item>
          <text:p text:style-name="P16">Testing artefacts</text:p>
        </text:list-item>
      </text:list>
      <text:h text:style-name="Heading_20_3" text:outline-level="3" text:is-list-header="true"><text:bookmark-start text:name="__RefHeading___Toc1009_900516027"/>1.4 Report Overview (100–150)<text:bookmark-end text:name="__RefHeading___Toc1009_900516027"/></text:h>
      <text:list text:style-name="L4">
        <text:list-item>
          <text:p text:style-name="P17">Brief signposting</text:p>
        </text:list-item>
      </text:list>
      <text:p text:style-name="Horizontal_20_Line"/>
      <text:h text:style-name="Heading_20_1" text:outline-level="1"><text:bookmark-start text:name="__RefHeading___Toc1011_900516027"/>2. Literature Review / Technology Justification (1,500–1,800 words | ~18%)<text:bookmark-end text:name="__RefHeading___Toc1011_900516027"/></text:h>
      <text:p text:style-name="Text_20_body"><text:span text:style-name="Strong_20_Emphasis">Purpose:</text:span> Justify technical decisions academically.</text:p>
      <text:h text:style-name="Heading_20_2" text:outline-level="2"><text:bookmark-start text:name="__RefHeading___Toc2207_900516027"/><text:soft-page-break/>2.1 Architectural Paradigms<text:bookmark-end text:name="__RefHeading___Toc2207_900516027"/></text:h>
      <text:p text:style-name="Text_20_body">The architectural design of Job Pilot was shaped by the nature of the problem it addresses, the scale at which it is expected to operate, and the practical realities of its development. The system’s core features form a tightly integrated workflow in which user authentication, application records, and supporting documents depend on shared data and consistent system behaviour. It is intended to support moderate usage and predictable access patterns, so the demands that typically justify highly distributed architectures are unlikely to arise. As the project is developed by a single author, simplicity in deployment, debugging, and ongoing maintenance is particularly important. For these reasons, architectural decisions prioritised maintainability and reliability while avoiding unnecessary complexity, favouring an approach proportionate to the system’s scope and context.</text:p>
      <text:p text:style-name="Text_20_body">Selecting an appropriate architectural approach required evaluating the system against a set of quality attributes and practical considerations rather than relying on architectural trends. Software architecture is widely recognised as the primary mechanism through which qualities such as maintainability, scalability, performance, and modifiability are achieved (Bass, Clements &amp; Kazman, 2013). For Job Pilot, the most relevant criteria included maintainability and extensibility, to ensure the system can evolve as features expand; operational simplicity, to support straightforward deployment and debugging; and performance efficiency, to provide responsive interactions for common user tasks. Scalability was also considered, but in terms proportionate to expected usage rather than large-scale distributed demand. Together, these criteria provided a framework for evaluating architectural options, ensuring that the selected approach would balance long-term sustainability with practical implementation constraints.</text:p>
      <text:h text:style-name="Heading_20_3" text:outline-level="3" text:is-list-header="true"><text:bookmark-start text:name="__RefHeading___Toc1015_900516027"/>2.2 Frontend Framework Justification<text:bookmark-end text:name="__RefHeading___Toc1015_900516027"/></text:h>
      <text:list text:style-name="L5">
        <text:list-item>
          <text:p text:style-name="P18">React / Angular / Vue etc.</text:p>
        </text:list-item>
        <text:list-item>
          <text:p text:style-name="P18">Comparison &amp; reasoning</text:p>
        </text:list-item>
      </text:list>
      <text:h text:style-name="Heading_20_3" text:outline-level="3" text:is-list-header="true"><text:bookmark-start text:name="__RefHeading___Toc1017_900516027"/>2.3 Backend &amp; API Layer<text:bookmark-end text:name="__RefHeading___Toc1017_900516027"/></text:h>
      <text:list text:style-name="L6">
        <text:list-item>
          <text:p text:style-name="P19">Node/Express / Django / Spring etc.</text:p>
        </text:list-item>
        <text:list-item>
          <text:p text:style-name="P19">Auth approach (JWT, OAuth)</text:p>
        </text:list-item>
      </text:list>
      <text:h text:style-name="Heading_20_3" text:outline-level="3" text:is-list-header="true"><text:bookmark-start text:name="__RefHeading___Toc1019_900516027"/>2.4 Database Choice<text:bookmark-end text:name="__RefHeading___Toc1019_900516027"/></text:h>
      <text:list text:style-name="L7">
        <text:list-item>
          <text:p text:style-name="P20">SQL vs NoSQL trade-offs</text:p>
        </text:list-item>
        <text:list-item>
          <text:p text:style-name="P20">Schema design implications</text:p>
        </text:list-item>
      </text:list>
      <text:h text:style-name="Heading_20_3" text:outline-level="3" text:is-list-header="true"><text:bookmark-start text:name="__RefHeading___Toc1021_900516027"/>2.5 DevOps / Deployment Strategy<text:bookmark-end text:name="__RefHeading___Toc1021_900516027"/></text:h>
      <text:list text:style-name="L8">
        <text:list-item>
          <text:p text:style-name="P21">CI/CD</text:p>
        </text:list-item>
        <text:list-item>
          <text:p text:style-name="P21">Hosting (AWS, Azure, Heroku, Vercel, Docker)</text:p>
        </text:list-item>
      </text:list>
      <text:h text:style-name="Heading_20_3" text:outline-level="3" text:is-list-header="true"><text:bookmark-start text:name="__RefHeading___Toc1023_900516027"/>2.6 Related / Existing Systems<text:bookmark-end text:name="__RefHeading___Toc1023_900516027"/></text:h>
      <text:list text:style-name="L9">
        <text:list-item>
          <text:p text:style-name="P22">Competitor analysis</text:p>
        </text:list-item>
        <text:list-item>
          <text:p text:style-name="P22">Limitations in current solutions</text:p>
        </text:list-item>
      </text:list>
      <text:p text:style-name="Text_20_body"><text:soft-page-break/><text:span text:style-name="Strong_20_Emphasis">Depth expectation:</text:span> Critical comparison, citations, not just description.</text:p>
      <text:p text:style-name="Horizontal_20_Line"/>
      <text:h text:style-name="Heading_20_1" text:outline-level="1"><text:bookmark-start text:name="__RefHeading___Toc1025_900516027"/>3. Methodology &amp; Project Management (900–1,100 words | ~10–12%)<text:bookmark-end text:name="__RefHeading___Toc1025_900516027"/></text:h>
      <text:h text:style-name="Heading_20_3" text:outline-level="3"><text:bookmark-start text:name="__RefHeading___Toc1027_900516027"/>3.1 Development Methodology<text:bookmark-end text:name="__RefHeading___Toc1027_900516027"/></text:h>
      <text:list text:style-name="L10">
        <text:list-item>
          <text:p text:style-name="P23">Agile / Scrum / Kanban</text:p>
        </text:list-item>
        <text:list-item>
          <text:p text:style-name="P23">Sprint structure</text:p>
        </text:list-item>
        <text:list-item>
          <text:p text:style-name="P23">Justification</text:p>
        </text:list-item>
      </text:list>
      <text:h text:style-name="Heading_20_3" text:outline-level="3" text:is-list-header="true"><text:bookmark-start text:name="__RefHeading___Toc1029_900516027"/>3.2 Tools &amp; Workflow<text:bookmark-end text:name="__RefHeading___Toc1029_900516027"/></text:h>
      <text:list text:style-name="L11">
        <text:list-item>
          <text:p text:style-name="P24">Git strategy</text:p>
        </text:list-item>
        <text:list-item>
          <text:p text:style-name="P24">Branching model</text:p>
        </text:list-item>
        <text:list-item>
          <text:p text:style-name="P24">Issue tracking</text:p>
        </text:list-item>
        <text:list-item>
          <text:p text:style-name="P24">CI/CD pipeline</text:p>
        </text:list-item>
      </text:list>
      <text:h text:style-name="Heading_20_3" text:outline-level="3" text:is-list-header="true"><text:bookmark-start text:name="__RefHeading___Toc1031_900516027"/>3.3 Risk Management<text:bookmark-end text:name="__RefHeading___Toc1031_900516027"/></text:h>
      <text:list text:style-name="L12">
        <text:list-item>
          <text:p text:style-name="P25">Technical risks</text:p>
        </text:list-item>
        <text:list-item>
          <text:p text:style-name="P25">Third-party dependencies</text:p>
        </text:list-item>
        <text:list-item>
          <text:p text:style-name="P25">Mitigation strategies</text:p>
        </text:list-item>
      </text:list>
      <text:h text:style-name="Heading_20_3" text:outline-level="3" text:is-list-header="true"><text:bookmark-start text:name="__RefHeading___Toc1033_900516027"/>3.4 Legal, Ethical, Professional Issues<text:bookmark-end text:name="__RefHeading___Toc1033_900516027"/></text:h>
      <text:list text:style-name="L13">
        <text:list-item>
          <text:p text:style-name="P26">Data protection (GDPR)</text:p>
        </text:list-item>
        <text:list-item>
          <text:p text:style-name="P26">Security practices</text:p>
        </text:list-item>
        <text:list-item>
          <text:p text:style-name="P26">Accessibility</text:p>
        </text:list-item>
        <text:list-item>
          <text:p text:style-name="P26">Professional standards (BCS)</text:p>
        </text:list-item>
      </text:list>
      <text:p text:style-name="Horizontal_20_Line"/>
      <text:h text:style-name="Heading_20_2" text:outline-level="2"><text:bookmark-start text:name="__RefHeading___Toc1035_900516027"/>4. Requirements Engineering (900–1,200 words | ~12%)<text:bookmark-end text:name="__RefHeading___Toc1035_900516027"/></text:h>
      <text:h text:style-name="Heading_20_3" text:outline-level="3"><text:bookmark-start text:name="__RefHeading___Toc1037_900516027"/>4.1 Functional Requirements<text:bookmark-end text:name="__RefHeading___Toc1037_900516027"/></text:h>
      <text:list text:style-name="L14">
        <text:list-item>
          <text:p text:style-name="P27">Prioritised</text:p>
        </text:list-item>
        <text:list-item>
          <text:p text:style-name="P27">Use cases</text:p>
        </text:list-item>
      </text:list>
      <text:h text:style-name="Heading_20_3" text:outline-level="3" text:is-list-header="true"><text:bookmark-start text:name="__RefHeading___Toc1039_900516027"/>4.2 Non-Functional Requirements<text:bookmark-end text:name="__RefHeading___Toc1039_900516027"/></text:h>
      <text:list text:style-name="L15">
        <text:list-item>
          <text:p text:style-name="P28">Performance targets</text:p>
        </text:list-item>
        <text:list-item>
          <text:p text:style-name="P28"><text:soft-page-break/>Scalability expectations</text:p>
        </text:list-item>
        <text:list-item>
          <text:p text:style-name="P28">Security constraints</text:p>
        </text:list-item>
        <text:list-item>
          <text:p text:style-name="P28">Usability criteria</text:p>
        </text:list-item>
      </text:list>
      <text:h text:style-name="Heading_20_3" text:outline-level="3" text:is-list-header="true"><text:bookmark-start text:name="__RefHeading___Toc1041_900516027"/>4.3 User Stories<text:bookmark-end text:name="__RefHeading___Toc1041_900516027"/></text:h>
      <text:list text:style-name="L16">
        <text:list-item>
          <text:p text:style-name="P29">Acceptance criteria</text:p>
        </text:list-item>
        <text:list-item>
          <text:p text:style-name="P29">Traceability to implementation</text:p>
        </text:list-item>
      </text:list>
      <text:p text:style-name="Text_20_body"><text:span text:style-name="Strong_20_Emphasis">Depth expectation:</text:span> Clear mapping between requirement → implementation → testing.</text:p>
      <text:p text:style-name="Horizontal_20_Line"/>
      <text:h text:style-name="Heading_20_2" text:outline-level="2"><text:bookmark-start text:name="__RefHeading___Toc1043_900516027"/>5. System Architecture &amp; Design (1,400–1,800 words | ~18%)<text:bookmark-end text:name="__RefHeading___Toc1043_900516027"/></text:h>
      <text:p text:style-name="Text_20_body">This section must be strong in a full-stack project.</text:p>
      <text:h text:style-name="Heading_20_3" text:outline-level="3"><text:bookmark-start text:name="__RefHeading___Toc1045_900516027"/>5.1 High-Level Architecture<text:bookmark-end text:name="__RefHeading___Toc1045_900516027"/></text:h>
      <text:list text:style-name="L17">
        <text:list-item>
          <text:p text:style-name="P30">Component diagram</text:p>
        </text:list-item>
        <text:list-item>
          <text:p text:style-name="P30">Data flow</text:p>
        </text:list-item>
        <text:list-item>
          <text:p text:style-name="P30">Deployment diagram</text:p>
        </text:list-item>
      </text:list>
      <text:h text:style-name="Heading_20_3" text:outline-level="3" text:is-list-header="true"><text:bookmark-start text:name="__RefHeading___Toc1047_900516027"/>5.2 Backend Architecture<text:bookmark-end text:name="__RefHeading___Toc1047_900516027"/></text:h>
      <text:list text:style-name="L18">
        <text:list-item>
          <text:p text:style-name="P31">API structure</text:p>
        </text:list-item>
        <text:list-item>
          <text:p text:style-name="P31">Services</text:p>
        </text:list-item>
        <text:list-item>
          <text:p text:style-name="P31">Middleware</text:p>
        </text:list-item>
        <text:list-item>
          <text:p text:style-name="P31">Auth flow</text:p>
        </text:list-item>
      </text:list>
      <text:h text:style-name="Heading_20_3" text:outline-level="3" text:is-list-header="true"><text:bookmark-start text:name="__RefHeading___Toc1049_900516027"/>5.3 Database Design<text:bookmark-end text:name="__RefHeading___Toc1049_900516027"/></text:h>
      <text:list text:style-name="L19">
        <text:list-item>
          <text:p text:style-name="P32">ERD / schema diagrams</text:p>
        </text:list-item>
        <text:list-item>
          <text:p text:style-name="P32">Indexing strategy</text:p>
        </text:list-item>
        <text:list-item>
          <text:p text:style-name="P32">Data validation</text:p>
        </text:list-item>
      </text:list>
      <text:h text:style-name="Heading_20_3" text:outline-level="3" text:is-list-header="true"><text:bookmark-start text:name="__RefHeading___Toc1051_900516027"/>5.4 Frontend Architecture<text:bookmark-end text:name="__RefHeading___Toc1051_900516027"/></text:h>
      <text:list text:style-name="L20">
        <text:list-item>
          <text:p text:style-name="P33">Component hierarchy</text:p>
        </text:list-item>
        <text:list-item>
          <text:p text:style-name="P33">State management</text:p>
        </text:list-item>
        <text:list-item>
          <text:p text:style-name="P33">Routing</text:p>
        </text:list-item>
      </text:list>
      <text:h text:style-name="Heading_20_3" text:outline-level="3" text:is-list-header="true"><text:bookmark-start text:name="__RefHeading___Toc1053_900516027"/>5.5 Design Decisions &amp; Trade-offs<text:bookmark-end text:name="__RefHeading___Toc1053_900516027"/></text:h>
      <text:list text:style-name="L21">
        <text:list-item>
          <text:p text:style-name="P34">What alternatives were rejected and why</text:p>
        </text:list-item>
      </text:list>
      <text:p text:style-name="Text_20_body"><text:span text:style-name="Strong_20_Emphasis">Depth expectation:</text:span> Explain <text:span text:style-name="Emphasis">why</text:span>, not just what.</text:p>
      <text:p text:style-name="Horizontal_20_Line"><text:soft-page-break/></text:p>
      <text:h text:style-name="Heading_20_2" text:outline-level="2"><text:bookmark-start text:name="__RefHeading___Toc1055_900516027"/>6. Implementation (Core Development Work) (2,000–2,400 words | ~22–25%)<text:bookmark-end text:name="__RefHeading___Toc1055_900516027"/></text:h>
      <text:p text:style-name="Text_20_body">This replaces the “Project Stages” section.</text:p>
      <text:p text:style-name="Text_20_body">Structure it by subsystem rather than sprint narrative.</text:p>
      <text:h text:style-name="Heading_20_3" text:outline-level="3"><text:bookmark-start text:name="__RefHeading___Toc1057_900516027"/>6.1 Authentication &amp; Authorisation<text:bookmark-end text:name="__RefHeading___Toc1057_900516027"/></text:h>
      <text:list text:style-name="L22">
        <text:list-item>
          <text:p text:style-name="P35">Flow diagrams</text:p>
        </text:list-item>
        <text:list-item>
          <text:p text:style-name="P35">Security considerations</text:p>
        </text:list-item>
      </text:list>
      <text:h text:style-name="Heading_20_3" text:outline-level="3" text:is-list-header="true"><text:bookmark-start text:name="__RefHeading___Toc1059_900516027"/>6.2 Core Domain Logic<text:bookmark-end text:name="__RefHeading___Toc1059_900516027"/></text:h>
      <text:list text:style-name="L23">
        <text:list-item>
          <text:p text:style-name="P36">Key features</text:p>
        </text:list-item>
        <text:list-item>
          <text:p text:style-name="P36">API interactions</text:p>
        </text:list-item>
        <text:list-item>
          <text:p text:style-name="P36">Validation</text:p>
        </text:list-item>
      </text:list>
      <text:h text:style-name="Heading_20_3" text:outline-level="3" text:is-list-header="true"><text:bookmark-start text:name="__RefHeading___Toc1061_900516027"/>6.3 Frontend Features<text:bookmark-end text:name="__RefHeading___Toc1061_900516027"/></text:h>
      <text:list text:style-name="L24">
        <text:list-item>
          <text:p text:style-name="P37">Dynamic UI elements</text:p>
        </text:list-item>
        <text:list-item>
          <text:p text:style-name="P37">State handling</text:p>
        </text:list-item>
        <text:list-item>
          <text:p text:style-name="P37">Error handling</text:p>
        </text:list-item>
      </text:list>
      <text:h text:style-name="Heading_20_3" text:outline-level="3" text:is-list-header="true"><text:bookmark-start text:name="__RefHeading___Toc1063_900516027"/>6.4 Integration with External APIs<text:bookmark-end text:name="__RefHeading___Toc1063_900516027"/></text:h>
      <text:list text:style-name="L25">
        <text:list-item>
          <text:p text:style-name="P38">Rate limiting</text:p>
        </text:list-item>
        <text:list-item>
          <text:p text:style-name="P38">Error handling</text:p>
        </text:list-item>
        <text:list-item>
          <text:p text:style-name="P38">Reliability concerns</text:p>
        </text:list-item>
      </text:list>
      <text:h text:style-name="Heading_20_3" text:outline-level="3" text:is-list-header="true"><text:bookmark-start text:name="__RefHeading___Toc1065_900516027"/>6.5 DevOps &amp; Deployment<text:bookmark-end text:name="__RefHeading___Toc1065_900516027"/></text:h>
      <text:list text:style-name="L26">
        <text:list-item>
          <text:p text:style-name="P39">CI pipeline</text:p>
        </text:list-item>
        <text:list-item>
          <text:p text:style-name="P39">Containerisation</text:p>
        </text:list-item>
        <text:list-item>
          <text:p text:style-name="P39">Environment configuration</text:p>
        </text:list-item>
      </text:list>
      <text:p text:style-name="Text_20_body">Avoid writing a diary. Focus on:</text:p>
      <text:list text:style-name="L27">
        <text:list-item>
          <text:p text:style-name="P40">Technical depth</text:p>
        </text:list-item>
        <text:list-item>
          <text:p text:style-name="P40">Challenges</text:p>
        </text:list-item>
        <text:list-item>
          <text:p text:style-name="P40">Design reasoning</text:p>
        </text:list-item>
      </text:list>
      <text:p text:style-name="Horizontal_20_Line"/>
      <text:h text:style-name="Heading_20_2" text:outline-level="2"><text:bookmark-start text:name="__RefHeading___Toc1067_900516027"/><text:soft-page-break/>7. Testing &amp; Validation (900–1,200 words | ~10–12%)<text:bookmark-end text:name="__RefHeading___Toc1067_900516027"/></text:h>
      <text:h text:style-name="Heading_20_3" text:outline-level="3"><text:bookmark-start text:name="__RefHeading___Toc1069_900516027"/>7.1 Testing Strategy<text:bookmark-end text:name="__RefHeading___Toc1069_900516027"/></text:h>
      <text:list text:style-name="L28">
        <text:list-item>
          <text:p text:style-name="P41">Unit testing</text:p>
        </text:list-item>
        <text:list-item>
          <text:p text:style-name="P41">Integration testing</text:p>
        </text:list-item>
        <text:list-item>
          <text:p text:style-name="P41">End-to-end testing</text:p>
        </text:list-item>
      </text:list>
      <text:h text:style-name="Heading_20_3" text:outline-level="3" text:is-list-header="true"><text:bookmark-start text:name="__RefHeading___Toc1071_900516027"/>7.2 Automated Testing<text:bookmark-end text:name="__RefHeading___Toc1071_900516027"/></text:h>
      <text:list text:style-name="L29">
        <text:list-item>
          <text:p text:style-name="P42">Coverage</text:p>
        </text:list-item>
        <text:list-item>
          <text:p text:style-name="P42">Tools used</text:p>
        </text:list-item>
        <text:list-item>
          <text:p text:style-name="P42">Sample cases</text:p>
        </text:list-item>
      </text:list>
      <text:h text:style-name="Heading_20_3" text:outline-level="3" text:is-list-header="true"><text:bookmark-start text:name="__RefHeading___Toc1073_900516027"/>7.3 Performance Testing<text:bookmark-end text:name="__RefHeading___Toc1073_900516027"/></text:h>
      <text:list text:style-name="L30">
        <text:list-item>
          <text:p text:style-name="P43">Response times</text:p>
        </text:list-item>
        <text:list-item>
          <text:p text:style-name="P43">Load considerations</text:p>
        </text:list-item>
      </text:list>
      <text:h text:style-name="Heading_20_3" text:outline-level="3" text:is-list-header="true"><text:bookmark-start text:name="__RefHeading___Toc1075_900516027"/>7.4 Security Testing<text:bookmark-end text:name="__RefHeading___Toc1075_900516027"/></text:h>
      <text:list text:style-name="L31">
        <text:list-item>
          <text:p text:style-name="P44">Input validation</text:p>
        </text:list-item>
        <text:list-item>
          <text:p text:style-name="P44">Auth testing</text:p>
        </text:list-item>
      </text:list>
      <text:h text:style-name="Heading_20_3" text:outline-level="3" text:is-list-header="true"><text:bookmark-start text:name="__RefHeading___Toc1077_900516027"/>7.5 User Testing / Evaluation<text:bookmark-end text:name="__RefHeading___Toc1077_900516027"/></text:h>
      <text:list text:style-name="L32">
        <text:list-item>
          <text:p text:style-name="P45">Usability testing</text:p>
        </text:list-item>
        <text:list-item>
          <text:p text:style-name="P45">Feedback summary</text:p>
        </text:list-item>
      </text:list>
      <text:p text:style-name="Text_20_body">Strong evaluation here improves marks significantly.</text:p>
      <text:p text:style-name="Horizontal_20_Line"/>
      <text:h text:style-name="Heading_20_2" text:outline-level="2"><text:bookmark-start text:name="__RefHeading___Toc1079_900516027"/>8. Evaluation &amp; Critical Reflection (900–1,200 words | ~10–12%)<text:bookmark-end text:name="__RefHeading___Toc1079_900516027"/></text:h>
      <text:p text:style-name="Text_20_body">Often underweighted in weaker reports.</text:p>
      <text:h text:style-name="Heading_20_3" text:outline-level="3"><text:bookmark-start text:name="__RefHeading___Toc1081_900516027"/>8.1 Requirement Fulfilment<text:bookmark-end text:name="__RefHeading___Toc1081_900516027"/></text:h>
      <text:list text:style-name="L33">
        <text:list-item>
          <text:p text:style-name="P46">% complete</text:p>
        </text:list-item>
        <text:list-item>
          <text:p text:style-name="P46">What was omitted and why</text:p>
        </text:list-item>
      </text:list>
      <text:h text:style-name="Heading_20_3" text:outline-level="3" text:is-list-header="true"><text:bookmark-start text:name="__RefHeading___Toc1083_900516027"/>8.2 Technical Evaluation<text:bookmark-end text:name="__RefHeading___Toc1083_900516027"/></text:h>
      <text:list text:style-name="L34">
        <text:list-item>
          <text:p text:style-name="P47">Scalability</text:p>
        </text:list-item>
        <text:list-item>
          <text:p text:style-name="P47">Performance</text:p>
        </text:list-item>
        <text:list-item>
          <text:p text:style-name="P47">Security robustness</text:p>
        </text:list-item>
      </text:list>
      <text:h text:style-name="Heading_20_3" text:outline-level="3" text:is-list-header="true"><text:bookmark-start text:name="__RefHeading___Toc1085_900516027"/><text:soft-page-break/>8.3 What Went Well<text:bookmark-end text:name="__RefHeading___Toc1085_900516027"/></text:h>
      <text:list text:style-name="L35">
        <text:list-item>
          <text:p text:style-name="P48">Technical strengths</text:p>
        </text:list-item>
      </text:list>
      <text:h text:style-name="Heading_20_3" text:outline-level="3" text:is-list-header="true"><text:bookmark-start text:name="__RefHeading___Toc1087_900516027"/>8.4 Limitations<text:bookmark-end text:name="__RefHeading___Toc1087_900516027"/></text:h>
      <text:list text:style-name="L36">
        <text:list-item>
          <text:p text:style-name="P49">Architectural constraints</text:p>
        </text:list-item>
        <text:list-item>
          <text:p text:style-name="P49">Time constraints</text:p>
        </text:list-item>
        <text:list-item>
          <text:p text:style-name="P49">Design flaws</text:p>
        </text:list-item>
      </text:list>
      <text:h text:style-name="Heading_20_3" text:outline-level="3" text:is-list-header="true"><text:bookmark-start text:name="__RefHeading___Toc1089_900516027"/>8.5 Future Improvements<text:bookmark-end text:name="__RefHeading___Toc1089_900516027"/></text:h>
      <text:list text:style-name="L37">
        <text:list-item>
          <text:p text:style-name="P50">Clear technically feasible extensions</text:p>
        </text:list-item>
      </text:list>
      <text:p text:style-name="Horizontal_20_Line"/>
      <text:h text:style-name="Heading_20_2" text:outline-level="2"><text:bookmark-start text:name="__RefHeading___Toc1091_900516027"/>9. Conclusion (300–500 words | ~4%)<text:bookmark-end text:name="__RefHeading___Toc1091_900516027"/></text:h>
      <text:list text:style-name="L38">
        <text:list-item>
          <text:p text:style-name="P51">Restate objectives</text:p>
        </text:list-item>
        <text:list-item>
          <text:p text:style-name="P51">Summarise achievements</text:p>
        </text:list-item>
        <text:list-item>
          <text:p text:style-name="P51">Reflect on contribution</text:p>
        </text:list-item>
      </text:list>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Book_20_Title" style:display-name="Book Title" style:family="text" style:parent-style-name="Default_20_Paragraph_20_Font">
      <style:text-properties style:font-name="Calibri" fo:font-family="Calibri" style:font-family-generic="roman" style:font-pitch="variable" fo:font-size="36pt" fo:letter-spacing="0.009cm" style:font-size-asian="36pt" style:font-name-complex="Calibri1" style:font-family-complex="Calibri" style:font-family-generic-complex="system" style:font-pitch-complex="variable" style:font-style-complex="italic" style:font-weight-complex="bold"/>
    </style:style>
    <style:style style:name="Intense_20_Reference" style:display-name="Intense Reference" style:family="text" style:parent-style-name="Default_20_Paragraph_20_Font">
      <style:text-properties style:font-name="Calibri" fo:font-family="Calibri" style:font-family-generic="roman" style:font-pitch="variable" fo:font-size="26pt" fo:letter-spacing="0.009cm" style:font-size-asian="26pt" style:font-name-complex="Calibri1" style:font-family-complex="Calibri" style:font-family-generic-complex="system" style:font-pitch-complex="variable" style:font-size-complex="2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6T10:11:43.964008833</meta:creation-date>
    <dc:date>2026-02-18T17:01:56.895277920</dc:date>
    <meta:editing-duration>PT37M57S</meta:editing-duration>
    <meta:editing-cycles>6</meta:editing-cycles>
    <meta:generator>LibreOffice/24.2.7.2$Linux_X86_64 LibreOffice_project/420$Build-2</meta:generator>
    <meta:document-statistic meta:table-count="0" meta:image-count="0" meta:object-count="0" meta:page-count="9" meta:paragraph-count="224" meta:word-count="1211" meta:character-count="7780" meta:non-whitespace-character-count="6923"/>
  </office:meta>
</office:document-meta>
</file>